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Heading_20_1">
      <style:text-properties fo:language="en" fo:country="US"/>
    </style:style>
    <style:style style:name="P3" style:family="paragraph" style:parent-style-name="Normal">
      <style:text-properties fo:language="en" fo:country="US"/>
    </style:style>
    <style:style style:name="P4" style:family="paragraph" style:parent-style-name="Title" style:master-page-name="MP0">
      <style:paragraph-properties fo:margin-left="0in" fo:margin-right="0in" fo:text-align="center" style:justify-single-word="false" fo:text-indent="0.4902in" style:auto-text-indent="false" style:page-number="auto" fo:break-before="page"/>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ctors predicting revenue in steam applications</text:p>
      <text:p text:style-name="P1"/>
      <text:h text:style-name="P2" text:outline-level="1">Abstract</text:h>
      <text:p text:style-name="P1">In this paper we want to find out whether genres and/or developer are a good predictor for the revenue of games.</text:p>
      <text:p text:style-name="P1">We can also find out whether a developer may be successful due to its particular dominant produced genre. </text:p>
      <text:p text:style-name="P1">In order to do this we will use a decision tree on different datasets in which the decision tree will receive only isolated features and the price. </text:p>
      <text:p text:style-name="P1"/>
      <text:p text:style-name="P1"/>
      <text:h text:style-name="P2" text:outline-level="1">MLP-Classifier:</text:h>
      <text:p text:style-name="Normal"><text:span text:style-name="T1">We used a Multi-Layer-Percepton classifier with 4 layers of 100 perceptrons each to predict the price of a game given the number of positive reviews, the number of negative reviews, the average playtime of the game and the median playtime of the game. We also experimented with the aproximate nr of downloads but this actually decreased the performance of the classifier. </text:span></text:p>
      <text:h text:style-name="Heading_20_1" text:outline-level="1">Previous Work</text:h>
      <text:h text:style-name="Heading_20_1" text:outline-level="1">Da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1665in" fo:margin-bottom="0in"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071in"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name-asian="Times New Roman" style:font-size-asian="28pt" style:font-name-complex="Times New Roman" style:font-size-complex="28pt"/>
    </style:style>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09-04-16T11:32:00Z</meta:creation-date>
    <dc:date>2020-01-09T19:21:01.07</dc:date>
    <meta:editing-cycles>4</meta:editing-cycles>
    <meta:editing-duration>PT25M41S</meta:editing-duration>
    <meta:document-statistic meta:table-count="0" meta:image-count="0" meta:object-count="0" meta:page-count="1" meta:paragraph-count="9" meta:word-count="138" meta:character-count="826"/>
    <meta:user-defined meta:name="Info 1"/>
    <meta:user-defined meta:name="Info 2"/>
    <meta:user-defined meta:name="Info 3"/>
    <meta:user-defined meta:name="Info 4"/>
    <meta:template xlink:type="simple" xlink:actuate="onRequest" xlink:title="" xlink:href="Normal"/>
  </office:meta>
</office:document-meta>
</file>